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Light sensor modes (L)</text:p>
          </table:table-cell>
          <table:covered-table-cell table:number-columns-repeated="10"/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High sens 2</text:p>
          </table:table-cell>
          <table:table-cell table:style-name="ce4" office:value-type="string" calcext:value-type="string">
            <text:p>Autofire</text:p>
          </table:table-cell>
          <table:table-cell table:style-name="ce4" office:value-type="string" calcext:value-type="string">
            <text:p>Unbuffered</text:p>
          </table:table-cell>
          <table:table-cell table:style-name="ce4" office:value-type="string" calcext:value-type="string">
            <text:p>High sens 1</text:p>
          </table:table-cell>
          <table:table-cell table:style-name="ce4" office:value-type="string" calcext:value-type="string">
            <text:p>Monitor</text:p>
          </table:table-cell>
          <table:table-cell table:style-name="ce4" office:value-type="string" calcext:value-type="string">
            <text:p>No click</text:p>
          </table:table-cell>
          <table:table-cell table:style-name="ce4" office:value-type="string" calcext:value-type="string">
            <text:p>Fast ADC</text:p>
          </table:table-cell>
          <table:table-cell table:style-name="ce4"/>
          <table:table-cell table:style-name="ce4" office:value-type="string" calcext:value-type="string">
            <text:p>Flags (hex)</text:p>
          </table:table-cell>
          <table:table-cell table:style-name="ce4" office:value-type="string" calcext:value-type="string">
            <text:p>Buffers/sec</text:p>
          </table:table-cell>
          <table:table-cell table:style-name="ce4" office:value-type="string" calcext:value-type="string">
            <text:p>Samples/sec</text:p>
          </table:table-cell>
          <table:table-cell table:style-name="ce4" office:value-type="string" calcext:value-type="string">
            <text:p>Captured%</text:p>
          </table:table-cell>
          <table:table-cell table:number-columns-repeated="5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/>
          <table:table-cell table:formula="of:=DEC2HEX([.A3]*64+[.G3]*32+[.F3]*16+[.E3]*8+[.D3]*4+[.C3]*2+[.B3];2)" office:value-type="string" office:string-value="00" calcext:value-type="string">
            <text:p>00</text:p>
          </table:table-cell>
          <table:table-cell office:value-type="float" office:value="413.3" calcext:value-type="float">
            <text:p>413.3</text:p>
          </table:table-cell>
          <table:table-cell table:formula="of:=[.J3]*21" office:value-type="float" office:value="8679.3" calcext:value-type="float">
            <text:p>8679.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4]*64+[.G4]*32+[.F4]*16+[.E4]*8+[.D4]*4+[.C4]*2+[.B4];2)" office:value-type="string" office:string-value="20" calcext:value-type="string">
            <text:p>20</text:p>
          </table:table-cell>
          <table:table-cell office:value-type="float" office:value="1353" calcext:value-type="float">
            <text:p>1353</text:p>
          </table:table-cell>
          <table:table-cell table:formula="of:=[.J4]*21" office:value-type="float" office:value="28413" calcext:value-type="float">
            <text:p>2841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5]*64+[.G5]*32+[.F5]*16+[.E5]*8+[.D5]*4+[.C5]*2+[.B5];2)" office:value-type="string" office:string-value="10" calcext:value-type="string">
            <text:p>10</text:p>
          </table:table-cell>
          <table:table-cell office:value-type="float" office:value="413.3" calcext:value-type="float">
            <text:p>413.3</text:p>
          </table:table-cell>
          <table:table-cell table:formula="of:=[.J5]*21" office:value-type="float" office:value="8679.3" calcext:value-type="float">
            <text:p>8679.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DEC2HEX([.A6]*64+[.G6]*32+[.F6]*16+[.E6]*8+[.D6]*4+[.C6]*2+[.B6];2)" office:value-type="string" office:string-value="30" calcext:value-type="string">
            <text:p>30</text:p>
          </table:table-cell>
          <table:table-cell office:value-type="float" office:value="1353" calcext:value-type="float">
            <text:p>1353</text:p>
          </table:table-cell>
          <table:table-cell table:formula="of:=[.J6]*21" office:value-type="float" office:value="28413" calcext:value-type="float">
            <text:p>2841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3"/>
          <table:table-cell office:value-type="string" calcext:value-type="string">
            <text:p>min us</text:p>
          </table:table-cell>
          <table:table-cell office:value-type="string" calcext:value-type="string">
            <text:p>max us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DEC2HEX([.A7]*64+[.G7]*32+[.F7]*16+[.E7]*8+[.D7]*4+[.C7]*2+[.B7];2)" office:value-type="string" office:string-value="08" calcext:value-type="string">
            <text:p>08</text:p>
          </table:table-cell>
          <table:table-cell office:value-type="float" office:value="273.7" calcext:value-type="float">
            <text:p>273.7</text:p>
          </table:table-cell>
          <table:table-cell table:formula="of:=[.J7]*32" office:value-type="float" office:value="8758.4" calcext:value-type="float">
            <text:p>8758.4</text:p>
          </table:table-cell>
          <table:table-cell office:value-type="percentage" office:value="0.9825" calcext:value-type="percentage">
            <text:p>98.25%</text:p>
          </table:table-cell>
          <table:table-cell table:number-columns-repeated="2"/>
          <table:table-cell office:value-type="string" calcext:value-type="string">
            <text:p>Simple ISR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8]*64+[.G8]*32+[.F8]*16+[.E8]*8+[.D8]*4+[.C8]*2+[.B8];2)" office:value-type="string" office:string-value="28" calcext:value-type="string">
            <text:p>28</text:p>
          </table:table-cell>
          <table:table-cell office:value-type="float" office:value="911.8" calcext:value-type="float">
            <text:p>911.8</text:p>
          </table:table-cell>
          <table:table-cell table:formula="of:=[.J8]*32" office:value-type="float" office:value="29177.6" calcext:value-type="float">
            <text:p>29177.6</text:p>
          </table:table-cell>
          <table:table-cell office:value-type="percentage" office:value="0.9825" calcext:value-type="percentage">
            <text:p>98.25%</text:p>
          </table:table-cell>
          <table:table-cell table:number-columns-repeated="2"/>
          <table:table-cell office:value-type="string" calcext:value-type="string">
            <text:p>Button IS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9]*64+[.G9]*32+[.F9]*16+[.E9]*8+[.D9]*4+[.C9]*2+[.B9];2)" office:value-type="string" office:string-value="18" calcext:value-type="string">
            <text:p>18</text:p>
          </table:table-cell>
          <table:table-cell office:value-type="float" office:value="273.7" calcext:value-type="float">
            <text:p>273.7</text:p>
          </table:table-cell>
          <table:table-cell table:formula="of:=[.J9]*32" office:value-type="float" office:value="8758.4" calcext:value-type="float">
            <text:p>8758.4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DEC2HEX([.A10]*64+[.G10]*32+[.F10]*16+[.E10]*8+[.D10]*4+[.C10]*2+[.B10];2)" office:value-type="string" office:string-value="38" calcext:value-type="string">
            <text:p>38</text:p>
          </table:table-cell>
          <table:table-cell office:value-type="float" office:value="911.8" calcext:value-type="float">
            <text:p>911.8</text:p>
          </table:table-cell>
          <table:table-cell table:formula="of:=[.J10]*32" office:value-type="float" office:value="29177.6" calcext:value-type="float">
            <text:p>29177.6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DEC2HEX([.A11]*64+[.G11]*32+[.F11]*16+[.E11]*8+[.D11]*4+[.C11]*2+[.B11];2)" office:value-type="string" office:string-value="04" calcext:value-type="string">
            <text:p>04</text:p>
          </table:table-cell>
          <table:table-cell office:value-type="float" office:value="413.3" calcext:value-type="float">
            <text:p>413.3</text:p>
          </table:table-cell>
          <table:table-cell table:formula="of:=[.J11]*21" office:value-type="float" office:value="8679.3" calcext:value-type="float">
            <text:p>8679.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12]*64+[.G12]*32+[.F12]*16+[.E12]*8+[.D12]*4+[.C12]*2+[.B12];2)" office:value-type="string" office:string-value="24" calcext:value-type="string">
            <text:p>24</text:p>
          </table:table-cell>
          <table:table-cell office:value-type="float" office:value="1353" calcext:value-type="float">
            <text:p>1353</text:p>
          </table:table-cell>
          <table:table-cell table:formula="of:=[.J12]*21" office:value-type="float" office:value="28413" calcext:value-type="float">
            <text:p>2841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13]*64+[.G13]*32+[.F13]*16+[.E13]*8+[.D13]*4+[.C13]*2+[.B13];2)" office:value-type="string" office:string-value="14" calcext:value-type="string">
            <text:p>14</text:p>
          </table:table-cell>
          <table:table-cell office:value-type="float" office:value="413.3" calcext:value-type="float">
            <text:p>413.3</text:p>
          </table:table-cell>
          <table:table-cell table:formula="of:=[.J13]*21" office:value-type="float" office:value="8679.3" calcext:value-type="float">
            <text:p>8679.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DEC2HEX([.A14]*64+[.G14]*32+[.F14]*16+[.E14]*8+[.D14]*4+[.C14]*2+[.B14];2)" office:value-type="string" office:string-value="34" calcext:value-type="string">
            <text:p>34</text:p>
          </table:table-cell>
          <table:table-cell office:value-type="float" office:value="1353" calcext:value-type="float">
            <text:p>1353</text:p>
          </table:table-cell>
          <table:table-cell table:formula="of:=[.J14]*21" office:value-type="float" office:value="28413" calcext:value-type="float">
            <text:p>2841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DEC2HEX([.A15]*64+[.G15]*32+[.F15]*16+[.E15]*8+[.D15]*4+[.C15]*2+[.B15];2)" office:value-type="string" office:string-value="0C" calcext:value-type="string">
            <text:p>0C</text:p>
          </table:table-cell>
          <table:table-cell office:value-type="float" office:value="273.7" calcext:value-type="float">
            <text:p>273.7</text:p>
          </table:table-cell>
          <table:table-cell table:formula="of:=[.J15]*32" office:value-type="float" office:value="8758.4" calcext:value-type="float">
            <text:p>8758.4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16]*64+[.G16]*32+[.F16]*16+[.E16]*8+[.D16]*4+[.C16]*2+[.B16];2)" office:value-type="string" office:string-value="2C" calcext:value-type="string">
            <text:p>2C</text:p>
          </table:table-cell>
          <table:table-cell office:value-type="float" office:value="911.8" calcext:value-type="float">
            <text:p>911.8</text:p>
          </table:table-cell>
          <table:table-cell table:formula="of:=[.J16]*32" office:value-type="float" office:value="29177.6" calcext:value-type="float">
            <text:p>29177.6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17]*64+[.G17]*32+[.F17]*16+[.E17]*8+[.D17]*4+[.C17]*2+[.B17];2)" office:value-type="string" office:string-value="1C" calcext:value-type="string">
            <text:p>1C</text:p>
          </table:table-cell>
          <table:table-cell office:value-type="float" office:value="273.7" calcext:value-type="float">
            <text:p>273.7</text:p>
          </table:table-cell>
          <table:table-cell table:formula="of:=[.J17]*32" office:value-type="float" office:value="8758.4" calcext:value-type="float">
            <text:p>8758.4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DEC2HEX([.A18]*64+[.G18]*32+[.F18]*16+[.E18]*8+[.D18]*4+[.C18]*2+[.B18];2)" office:value-type="string" office:string-value="3C" calcext:value-type="string">
            <text:p>3C</text:p>
          </table:table-cell>
          <table:table-cell office:value-type="float" office:value="911.8" calcext:value-type="float">
            <text:p>911.8</text:p>
          </table:table-cell>
          <table:table-cell table:formula="of:=[.J18]*32" office:value-type="float" office:value="29177.6" calcext:value-type="float">
            <text:p>29177.6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C2HEX([.A19]*64+[.G19]*32+[.F19]*16+[.E19]*8+[.D19]*4+[.C19]*2+[.B19];2)" office:value-type="string" office:string-value="02" calcext:value-type="string">
            <text:p>02</text:p>
          </table:table-cell>
          <table:table-cell office:value-type="string" calcext:value-type="string">
            <text:p>N/A</text:p>
          </table:table-cell>
          <table:table-cell office:value-type="float" office:value="7796" calcext:value-type="float">
            <text:p>7796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20]*64+[.G20]*32+[.F20]*16+[.E20]*8+[.D20]*4+[.C20]*2+[.B20];2)" office:value-type="string" office:string-value="22" calcext:value-type="string">
            <text:p>22</text:p>
          </table:table-cell>
          <table:table-cell office:value-type="string" calcext:value-type="string">
            <text:p>N/A</text:p>
          </table:table-cell>
          <table:table-cell office:value-type="float" office:value="20696" calcext:value-type="float">
            <text:p>20696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21]*64+[.G21]*32+[.F21]*16+[.E21]*8+[.D21]*4+[.C21]*2+[.B21];2)" office:value-type="string" office:string-value="12" calcext:value-type="string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7796" calcext:value-type="float">
            <text:p>7796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DEC2HEX([.A22]*64+[.G22]*32+[.F22]*16+[.E22]*8+[.D22]*4+[.C22]*2+[.B22];2)" office:value-type="string" office:string-value="32" calcext:value-type="string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0696" calcext:value-type="float">
            <text:p>20696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DEC2HEX([.A23]*64+[.G23]*32+[.F23]*16+[.E23]*8+[.D23]*4+[.C23]*2+[.B23];2)" office:value-type="string" office:string-value="0A" calcext:value-type="string">
            <text:p>0A</text:p>
          </table:table-cell>
          <table:table-cell office:value-type="string" calcext:value-type="string">
            <text:p>N/A</text:p>
          </table:table-cell>
          <table:table-cell office:value-type="float" office:value="7798" calcext:value-type="float">
            <text:p>7798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24]*64+[.G24]*32+[.F24]*16+[.E24]*8+[.D24]*4+[.C24]*2+[.B24];2)" office:value-type="string" office:string-value="2A" calcext:value-type="string">
            <text:p>2A</text:p>
          </table:table-cell>
          <table:table-cell office:value-type="string" calcext:value-type="string">
            <text:p>N/A</text:p>
          </table:table-cell>
          <table:table-cell office:value-type="float" office:value="21000" calcext:value-type="float">
            <text:p>2100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25]*64+[.G25]*32+[.F25]*16+[.E25]*8+[.D25]*4+[.C25]*2+[.B25];2)" office:value-type="string" office:string-value="1A" calcext:value-type="string">
            <text:p>1A</text:p>
          </table:table-cell>
          <table:table-cell office:value-type="string" calcext:value-type="string">
            <text:p>N/A</text:p>
          </table:table-cell>
          <table:table-cell office:value-type="float" office:value="7798" calcext:value-type="float">
            <text:p>7798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DEC2HEX([.A26]*64+[.G26]*32+[.F26]*16+[.E26]*8+[.D26]*4+[.C26]*2+[.B26];2)" office:value-type="string" office:string-value="3A" calcext:value-type="string">
            <text:p>3A</text:p>
          </table:table-cell>
          <table:table-cell office:value-type="string" calcext:value-type="string">
            <text:p>N/A</text:p>
          </table:table-cell>
          <table:table-cell office:value-type="float" office:value="21000" calcext:value-type="float">
            <text:p>2100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DEC2HEX([.A27]*64+[.G27]*32+[.F27]*16+[.E27]*8+[.D27]*4+[.C27]*2+[.B27];2)" office:value-type="string" office:string-value="06" calcext:value-type="string">
            <text:p>06</text:p>
          </table:table-cell>
          <table:table-cell office:value-type="string" calcext:value-type="string">
            <text:p>N/A</text:p>
          </table:table-cell>
          <table:table-cell office:value-type="float" office:value="7796" calcext:value-type="float">
            <text:p>7796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28]*64+[.G28]*32+[.F28]*16+[.E28]*8+[.D28]*4+[.C28]*2+[.B28];2)" office:value-type="string" office:string-value="26" calcext:value-type="string">
            <text:p>26</text:p>
          </table:table-cell>
          <table:table-cell office:value-type="string" calcext:value-type="string">
            <text:p>N/A</text:p>
          </table:table-cell>
          <table:table-cell office:value-type="float" office:value="20696" calcext:value-type="float">
            <text:p>20696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29]*64+[.G29]*32+[.F29]*16+[.E29]*8+[.D29]*4+[.C29]*2+[.B29];2)" office:value-type="string" office:string-value="16" calcext:value-type="string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7796" calcext:value-type="float">
            <text:p>7796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DEC2HEX([.A30]*64+[.G30]*32+[.F30]*16+[.E30]*8+[.D30]*4+[.C30]*2+[.B30];2)" office:value-type="string" office:string-value="36" calcext:value-type="string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20696" calcext:value-type="float">
            <text:p>20696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DEC2HEX([.A31]*64+[.G31]*32+[.F31]*16+[.E31]*8+[.D31]*4+[.C31]*2+[.B31];2)" office:value-type="string" office:string-value="0E" calcext:value-type="string">
            <text:p>0E</text:p>
          </table:table-cell>
          <table:table-cell office:value-type="string" calcext:value-type="string">
            <text:p>N/A</text:p>
          </table:table-cell>
          <table:table-cell office:value-type="float" office:value="7798" calcext:value-type="float">
            <text:p>7798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32]*64+[.G32]*32+[.F32]*16+[.E32]*8+[.D32]*4+[.C32]*2+[.B32];2)" office:value-type="string" office:string-value="2E" calcext:value-type="string">
            <text:p>2E</text:p>
          </table:table-cell>
          <table:table-cell office:value-type="string" calcext:value-type="string">
            <text:p>N/A</text:p>
          </table:table-cell>
          <table:table-cell office:value-type="float" office:value="21000" calcext:value-type="float">
            <text:p>2100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33]*64+[.G33]*32+[.F33]*16+[.E33]*8+[.D33]*4+[.C33]*2+[.B33];2)" office:value-type="string" office:string-value="1E" calcext:value-type="string">
            <text:p>1E</text:p>
          </table:table-cell>
          <table:table-cell office:value-type="string" calcext:value-type="string">
            <text:p>N/A</text:p>
          </table:table-cell>
          <table:table-cell office:value-type="float" office:value="7798" calcext:value-type="float">
            <text:p>7798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DEC2HEX([.A34]*64+[.G34]*32+[.F34]*16+[.E34]*8+[.D34]*4+[.C34]*2+[.B34];2)" office:value-type="string" office:string-value="3E" calcext:value-type="string">
            <text:p>3E</text:p>
          </table:table-cell>
          <table:table-cell office:value-type="string" calcext:value-type="string">
            <text:p>N/A</text:p>
          </table:table-cell>
          <table:table-cell office:value-type="float" office:value="21000" calcext:value-type="float">
            <text:p>2100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DEC2HEX([.A35]*64+[.G35]*32+[.F35]*16+[.E35]*8+[.D35]*4+[.C35]*2+[.B35];2)" office:value-type="string" office:string-value="01" calcext:value-type="string">
            <text:p>01</text:p>
          </table:table-cell>
          <table:table-cell office:value-type="float" office:value="413.3" calcext:value-type="float">
            <text:p>413.3</text:p>
          </table:table-cell>
          <table:table-cell table:formula="of:=[.J35]*21" office:value-type="float" office:value="8679.3" calcext:value-type="float">
            <text:p>8679.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36]*64+[.G36]*32+[.F36]*16+[.E36]*8+[.D36]*4+[.C36]*2+[.B36];2)" office:value-type="string" office:string-value="21" calcext:value-type="string">
            <text:p>21</text:p>
          </table:table-cell>
          <table:table-cell office:value-type="float" office:value="1353" calcext:value-type="float">
            <text:p>1353</text:p>
          </table:table-cell>
          <table:table-cell table:formula="of:=[.J36]*21" office:value-type="float" office:value="28413" calcext:value-type="float">
            <text:p>2841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37]*64+[.G37]*32+[.F37]*16+[.E37]*8+[.D37]*4+[.C37]*2+[.B37];2)" office:value-type="string" office:string-value="11" calcext:value-type="string">
            <text:p>11</text:p>
          </table:table-cell>
          <table:table-cell office:value-type="float" office:value="413.3" calcext:value-type="float">
            <text:p>413.3</text:p>
          </table:table-cell>
          <table:table-cell table:formula="of:=[.J37]*21" office:value-type="float" office:value="8679.3" calcext:value-type="float">
            <text:p>8679.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DEC2HEX([.A38]*64+[.G38]*32+[.F38]*16+[.E38]*8+[.D38]*4+[.C38]*2+[.B38];2)" office:value-type="string" office:string-value="31" calcext:value-type="string">
            <text:p>31</text:p>
          </table:table-cell>
          <table:table-cell office:value-type="float" office:value="1353" calcext:value-type="float">
            <text:p>1353</text:p>
          </table:table-cell>
          <table:table-cell table:formula="of:=[.J38]*21" office:value-type="float" office:value="28413" calcext:value-type="float">
            <text:p>2841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DEC2HEX([.A39]*64+[.G39]*32+[.F39]*16+[.E39]*8+[.D39]*4+[.C39]*2+[.B39];2)" office:value-type="string" office:string-value="09" calcext:value-type="string">
            <text:p>09</text:p>
          </table:table-cell>
          <table:table-cell office:value-type="float" office:value="273.7" calcext:value-type="float">
            <text:p>273.7</text:p>
          </table:table-cell>
          <table:table-cell table:formula="of:=[.J39]*32" office:value-type="float" office:value="8758.4" calcext:value-type="float">
            <text:p>8758.4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40]*64+[.G40]*32+[.F40]*16+[.E40]*8+[.D40]*4+[.C40]*2+[.B40];2)" office:value-type="string" office:string-value="29" calcext:value-type="string">
            <text:p>29</text:p>
          </table:table-cell>
          <table:table-cell office:value-type="float" office:value="911.8" calcext:value-type="float">
            <text:p>911.8</text:p>
          </table:table-cell>
          <table:table-cell table:formula="of:=[.J40]*32" office:value-type="float" office:value="29177.6" calcext:value-type="float">
            <text:p>29177.6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41]*64+[.G41]*32+[.F41]*16+[.E41]*8+[.D41]*4+[.C41]*2+[.B41];2)" office:value-type="string" office:string-value="19" calcext:value-type="string">
            <text:p>19</text:p>
          </table:table-cell>
          <table:table-cell office:value-type="float" office:value="273.7" calcext:value-type="float">
            <text:p>273.7</text:p>
          </table:table-cell>
          <table:table-cell table:formula="of:=[.J41]*32" office:value-type="float" office:value="8758.4" calcext:value-type="float">
            <text:p>8758.4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DEC2HEX([.A42]*64+[.G42]*32+[.F42]*16+[.E42]*8+[.D42]*4+[.C42]*2+[.B42];2)" office:value-type="string" office:string-value="39" calcext:value-type="string">
            <text:p>39</text:p>
          </table:table-cell>
          <table:table-cell office:value-type="float" office:value="911.8" calcext:value-type="float">
            <text:p>911.8</text:p>
          </table:table-cell>
          <table:table-cell table:formula="of:=[.J42]*32" office:value-type="float" office:value="29177.6" calcext:value-type="float">
            <text:p>29177.6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DEC2HEX([.A43]*64+[.G43]*32+[.F43]*16+[.E43]*8+[.D43]*4+[.C43]*2+[.B43];2)" office:value-type="string" office:string-value="05" calcext:value-type="string">
            <text:p>05</text:p>
          </table:table-cell>
          <table:table-cell office:value-type="float" office:value="413.3" calcext:value-type="float">
            <text:p>413.3</text:p>
          </table:table-cell>
          <table:table-cell table:formula="of:=[.J43]*21" office:value-type="float" office:value="8679.3" calcext:value-type="float">
            <text:p>8679.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44]*64+[.G44]*32+[.F44]*16+[.E44]*8+[.D44]*4+[.C44]*2+[.B44];2)" office:value-type="string" office:string-value="25" calcext:value-type="string">
            <text:p>25</text:p>
          </table:table-cell>
          <table:table-cell office:value-type="float" office:value="1353" calcext:value-type="float">
            <text:p>1353</text:p>
          </table:table-cell>
          <table:table-cell table:formula="of:=[.J44]*21" office:value-type="float" office:value="28413" calcext:value-type="float">
            <text:p>2841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45]*64+[.G45]*32+[.F45]*16+[.E45]*8+[.D45]*4+[.C45]*2+[.B45];2)" office:value-type="string" office:string-value="15" calcext:value-type="string">
            <text:p>15</text:p>
          </table:table-cell>
          <table:table-cell office:value-type="float" office:value="413.3" calcext:value-type="float">
            <text:p>413.3</text:p>
          </table:table-cell>
          <table:table-cell table:formula="of:=[.J45]*21" office:value-type="float" office:value="8679.3" calcext:value-type="float">
            <text:p>8679.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DEC2HEX([.A46]*64+[.G46]*32+[.F46]*16+[.E46]*8+[.D46]*4+[.C46]*2+[.B46];2)" office:value-type="string" office:string-value="35" calcext:value-type="string">
            <text:p>35</text:p>
          </table:table-cell>
          <table:table-cell office:value-type="float" office:value="1353" calcext:value-type="float">
            <text:p>1353</text:p>
          </table:table-cell>
          <table:table-cell table:formula="of:=[.J46]*21" office:value-type="float" office:value="28413" calcext:value-type="float">
            <text:p>2841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DEC2HEX([.A47]*64+[.G47]*32+[.F47]*16+[.E47]*8+[.D47]*4+[.C47]*2+[.B47];2)" office:value-type="string" office:string-value="0D" calcext:value-type="string">
            <text:p>0D</text:p>
          </table:table-cell>
          <table:table-cell office:value-type="float" office:value="273.7" calcext:value-type="float">
            <text:p>273.7</text:p>
          </table:table-cell>
          <table:table-cell table:formula="of:=[.J47]*32" office:value-type="float" office:value="8758.4" calcext:value-type="float">
            <text:p>8758.4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48]*64+[.G48]*32+[.F48]*16+[.E48]*8+[.D48]*4+[.C48]*2+[.B48];2)" office:value-type="string" office:string-value="2D" calcext:value-type="string">
            <text:p>2D</text:p>
          </table:table-cell>
          <table:table-cell office:value-type="float" office:value="911.8" calcext:value-type="float">
            <text:p>911.8</text:p>
          </table:table-cell>
          <table:table-cell table:formula="of:=[.J48]*32" office:value-type="float" office:value="29177.6" calcext:value-type="float">
            <text:p>29177.6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49]*64+[.G49]*32+[.F49]*16+[.E49]*8+[.D49]*4+[.C49]*2+[.B49];2)" office:value-type="string" office:string-value="1D" calcext:value-type="string">
            <text:p>1D</text:p>
          </table:table-cell>
          <table:table-cell office:value-type="float" office:value="273.7" calcext:value-type="float">
            <text:p>273.7</text:p>
          </table:table-cell>
          <table:table-cell table:formula="of:=[.J49]*32" office:value-type="float" office:value="8758.4" calcext:value-type="float">
            <text:p>8758.4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DEC2HEX([.A50]*64+[.G50]*32+[.F50]*16+[.E50]*8+[.D50]*4+[.C50]*2+[.B50];2)" office:value-type="string" office:string-value="3D" calcext:value-type="string">
            <text:p>3D</text:p>
          </table:table-cell>
          <table:table-cell office:value-type="float" office:value="911.8" calcext:value-type="float">
            <text:p>911.8</text:p>
          </table:table-cell>
          <table:table-cell table:formula="of:=[.J50]*32" office:value-type="float" office:value="29177.6" calcext:value-type="float">
            <text:p>29177.6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C2HEX([.A51]*64+[.G51]*32+[.F51]*16+[.E51]*8+[.D51]*4+[.C51]*2+[.B51];2)" office:value-type="string" office:string-value="03" calcext:value-type="string">
            <text:p>03</text:p>
          </table:table-cell>
          <table:table-cell office:value-type="string" calcext:value-type="string">
            <text:p>N/A</text:p>
          </table:table-cell>
          <table:table-cell office:value-type="float" office:value="7796" calcext:value-type="float">
            <text:p>7796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52]*64+[.G52]*32+[.F52]*16+[.E52]*8+[.D52]*4+[.C52]*2+[.B52];2)" office:value-type="string" office:string-value="23" calcext:value-type="string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0696" calcext:value-type="float">
            <text:p>20696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53]*64+[.G53]*32+[.F53]*16+[.E53]*8+[.D53]*4+[.C53]*2+[.B53];2)" office:value-type="string" office:string-value="13" calcext:value-type="string">
            <text:p>13</text:p>
          </table:table-cell>
          <table:table-cell office:value-type="string" calcext:value-type="string">
            <text:p>N/A</text:p>
          </table:table-cell>
          <table:table-cell office:value-type="float" office:value="7796" calcext:value-type="float">
            <text:p>7796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DEC2HEX([.A54]*64+[.G54]*32+[.F54]*16+[.E54]*8+[.D54]*4+[.C54]*2+[.B54];2)" office:value-type="string" office:string-value="33" calcext:value-type="string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20696" calcext:value-type="float">
            <text:p>20696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DEC2HEX([.A55]*64+[.G55]*32+[.F55]*16+[.E55]*8+[.D55]*4+[.C55]*2+[.B55];2)" office:value-type="string" office:string-value="0B" calcext:value-type="string">
            <text:p>0B</text:p>
          </table:table-cell>
          <table:table-cell office:value-type="string" calcext:value-type="string">
            <text:p>N/A</text:p>
          </table:table-cell>
          <table:table-cell office:value-type="float" office:value="7798" calcext:value-type="float">
            <text:p>7798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56]*64+[.G56]*32+[.F56]*16+[.E56]*8+[.D56]*4+[.C56]*2+[.B56];2)" office:value-type="string" office:string-value="2B" calcext:value-type="string">
            <text:p>2B</text:p>
          </table:table-cell>
          <table:table-cell office:value-type="string" calcext:value-type="string">
            <text:p>N/A</text:p>
          </table:table-cell>
          <table:table-cell office:value-type="float" office:value="21000" calcext:value-type="float">
            <text:p>2100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57]*64+[.G57]*32+[.F57]*16+[.E57]*8+[.D57]*4+[.C57]*2+[.B57];2)" office:value-type="string" office:string-value="1B" calcext:value-type="string">
            <text:p>1B</text:p>
          </table:table-cell>
          <table:table-cell office:value-type="string" calcext:value-type="string">
            <text:p>N/A</text:p>
          </table:table-cell>
          <table:table-cell office:value-type="float" office:value="7798" calcext:value-type="float">
            <text:p>7798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DEC2HEX([.A58]*64+[.G58]*32+[.F58]*16+[.E58]*8+[.D58]*4+[.C58]*2+[.B58];2)" office:value-type="string" office:string-value="3B" calcext:value-type="string">
            <text:p>3B</text:p>
          </table:table-cell>
          <table:table-cell office:value-type="string" calcext:value-type="string">
            <text:p>N/A</text:p>
          </table:table-cell>
          <table:table-cell office:value-type="float" office:value="21000" calcext:value-type="float">
            <text:p>2100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DEC2HEX([.A59]*64+[.G59]*32+[.F59]*16+[.E59]*8+[.D59]*4+[.C59]*2+[.B59];2)" office:value-type="string" office:string-value="07" calcext:value-type="string">
            <text:p>07</text:p>
          </table:table-cell>
          <table:table-cell office:value-type="string" calcext:value-type="string">
            <text:p>N/A</text:p>
          </table:table-cell>
          <table:table-cell office:value-type="float" office:value="7796" calcext:value-type="float">
            <text:p>7796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60]*64+[.G60]*32+[.F60]*16+[.E60]*8+[.D60]*4+[.C60]*2+[.B60];2)" office:value-type="string" office:string-value="27" calcext:value-type="string">
            <text:p>27</text:p>
          </table:table-cell>
          <table:table-cell office:value-type="string" calcext:value-type="string">
            <text:p>N/A</text:p>
          </table:table-cell>
          <table:table-cell office:value-type="float" office:value="20696" calcext:value-type="float">
            <text:p>20696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61]*64+[.G61]*32+[.F61]*16+[.E61]*8+[.D61]*4+[.C61]*2+[.B61];2)" office:value-type="string" office:string-value="17" calcext:value-type="string">
            <text:p>17</text:p>
          </table:table-cell>
          <table:table-cell office:value-type="string" calcext:value-type="string">
            <text:p>N/A</text:p>
          </table:table-cell>
          <table:table-cell office:value-type="float" office:value="7796" calcext:value-type="float">
            <text:p>7796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DEC2HEX([.A62]*64+[.G62]*32+[.F62]*16+[.E62]*8+[.D62]*4+[.C62]*2+[.B62];2)" office:value-type="string" office:string-value="37" calcext:value-type="string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20696" calcext:value-type="float">
            <text:p>20696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DEC2HEX([.A63]*64+[.G63]*32+[.F63]*16+[.E63]*8+[.D63]*4+[.C63]*2+[.B63];2)" office:value-type="string" office:string-value="0F" calcext:value-type="string">
            <text:p>0F</text:p>
          </table:table-cell>
          <table:table-cell office:value-type="string" calcext:value-type="string">
            <text:p>N/A</text:p>
          </table:table-cell>
          <table:table-cell office:value-type="float" office:value="7798" calcext:value-type="float">
            <text:p>7798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64]*64+[.G64]*32+[.F64]*16+[.E64]*8+[.D64]*4+[.C64]*2+[.B64];2)" office:value-type="string" office:string-value="2F" calcext:value-type="string">
            <text:p>2F</text:p>
          </table:table-cell>
          <table:table-cell office:value-type="string" calcext:value-type="string">
            <text:p>N/A</text:p>
          </table:table-cell>
          <table:table-cell office:value-type="float" office:value="21000" calcext:value-type="float">
            <text:p>2100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65]*64+[.G65]*32+[.F65]*16+[.E65]*8+[.D65]*4+[.C65]*2+[.B65];2)" office:value-type="string" office:string-value="1F" calcext:value-type="string">
            <text:p>1F</text:p>
          </table:table-cell>
          <table:table-cell office:value-type="string" calcext:value-type="string">
            <text:p>N/A</text:p>
          </table:table-cell>
          <table:table-cell office:value-type="float" office:value="7798" calcext:value-type="float">
            <text:p>7798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DEC2HEX([.A66]*64+[.G66]*32+[.F66]*16+[.E66]*8+[.D66]*4+[.C66]*2+[.B66];2)" office:value-type="string" office:string-value="3F" calcext:value-type="string">
            <text:p>3F</text:p>
          </table:table-cell>
          <table:table-cell office:value-type="string" calcext:value-type="string">
            <text:p>N/A</text:p>
          </table:table-cell>
          <table:table-cell office:value-type="float" office:value="21000" calcext:value-type="float">
            <text:p>2100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C2HEX([.A67]*64+[.G67]*32+[.F67]*16+[.E67]*8+[.D67]*4+[.C67]*2+[.B67];2)" office:value-type="string" office:string-value="40" calcext:value-type="string">
            <text:p>40</text:p>
          </table:table-cell>
          <table:table-cell office:value-type="float" office:value="413.3" calcext:value-type="float">
            <text:p>413.3</text:p>
          </table:table-cell>
          <table:table-cell table:formula="of:=[.J67]*21" office:value-type="float" office:value="8679.3" calcext:value-type="float">
            <text:p>8679.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68]*64+[.G68]*32+[.F68]*16+[.E68]*8+[.D68]*4+[.C68]*2+[.B68];2)" office:value-type="string" office:string-value="60" calcext:value-type="string">
            <text:p>60</text:p>
          </table:table-cell>
          <table:table-cell office:value-type="float" office:value="1353" calcext:value-type="float">
            <text:p>1353</text:p>
          </table:table-cell>
          <table:table-cell table:formula="of:=[.J68]*21" office:value-type="float" office:value="28413" calcext:value-type="float">
            <text:p>2841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69]*64+[.G69]*32+[.F69]*16+[.E69]*8+[.D69]*4+[.C69]*2+[.B69];2)" office:value-type="string" office:string-value="50" calcext:value-type="string">
            <text:p>50</text:p>
          </table:table-cell>
          <table:table-cell office:value-type="float" office:value="413.3" calcext:value-type="float">
            <text:p>413.3</text:p>
          </table:table-cell>
          <table:table-cell table:formula="of:=[.J69]*21" office:value-type="float" office:value="8679.3" calcext:value-type="float">
            <text:p>8679.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DEC2HEX([.A70]*64+[.G70]*32+[.F70]*16+[.E70]*8+[.D70]*4+[.C70]*2+[.B70];2)" office:value-type="string" office:string-value="70" calcext:value-type="string">
            <text:p>70</text:p>
          </table:table-cell>
          <table:table-cell office:value-type="float" office:value="1353" calcext:value-type="float">
            <text:p>1353</text:p>
          </table:table-cell>
          <table:table-cell table:formula="of:=[.J70]*21" office:value-type="float" office:value="28413" calcext:value-type="float">
            <text:p>2841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DEC2HEX([.A71]*64+[.G71]*32+[.F71]*16+[.E71]*8+[.D71]*4+[.C71]*2+[.B71];2)" office:value-type="string" office:string-value="48" calcext:value-type="string">
            <text:p>48</text:p>
          </table:table-cell>
          <table:table-cell office:value-type="float" office:value="273.7" calcext:value-type="float">
            <text:p>273.7</text:p>
          </table:table-cell>
          <table:table-cell table:formula="of:=[.J71]*32" office:value-type="float" office:value="8758.4" calcext:value-type="float">
            <text:p>8758.4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72]*64+[.G72]*32+[.F72]*16+[.E72]*8+[.D72]*4+[.C72]*2+[.B72];2)" office:value-type="string" office:string-value="68" calcext:value-type="string">
            <text:p>68</text:p>
          </table:table-cell>
          <table:table-cell office:value-type="float" office:value="911.8" calcext:value-type="float">
            <text:p>911.8</text:p>
          </table:table-cell>
          <table:table-cell table:formula="of:=[.J72]*32" office:value-type="float" office:value="29177.6" calcext:value-type="float">
            <text:p>29177.6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73]*64+[.G73]*32+[.F73]*16+[.E73]*8+[.D73]*4+[.C73]*2+[.B73];2)" office:value-type="string" office:string-value="58" calcext:value-type="string">
            <text:p>58</text:p>
          </table:table-cell>
          <table:table-cell office:value-type="float" office:value="273.7" calcext:value-type="float">
            <text:p>273.7</text:p>
          </table:table-cell>
          <table:table-cell table:formula="of:=[.J73]*32" office:value-type="float" office:value="8758.4" calcext:value-type="float">
            <text:p>8758.4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DEC2HEX([.A74]*64+[.G74]*32+[.F74]*16+[.E74]*8+[.D74]*4+[.C74]*2+[.B74];2)" office:value-type="string" office:string-value="78" calcext:value-type="string">
            <text:p>78</text:p>
          </table:table-cell>
          <table:table-cell office:value-type="float" office:value="911.8" calcext:value-type="float">
            <text:p>911.8</text:p>
          </table:table-cell>
          <table:table-cell table:formula="of:=[.J74]*32" office:value-type="float" office:value="29177.6" calcext:value-type="float">
            <text:p>29177.6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DEC2HEX([.A75]*64+[.G75]*32+[.F75]*16+[.E75]*8+[.D75]*4+[.C75]*2+[.B75];2)" office:value-type="string" office:string-value="44" calcext:value-type="string">
            <text:p>44</text:p>
          </table:table-cell>
          <table:table-cell office:value-type="float" office:value="413.3" calcext:value-type="float">
            <text:p>413.3</text:p>
          </table:table-cell>
          <table:table-cell table:formula="of:=[.J75]*21" office:value-type="float" office:value="8679.3" calcext:value-type="float">
            <text:p>8679.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76]*64+[.G76]*32+[.F76]*16+[.E76]*8+[.D76]*4+[.C76]*2+[.B76];2)" office:value-type="string" office:string-value="64" calcext:value-type="string">
            <text:p>64</text:p>
          </table:table-cell>
          <table:table-cell office:value-type="float" office:value="1353" calcext:value-type="float">
            <text:p>1353</text:p>
          </table:table-cell>
          <table:table-cell table:formula="of:=[.J76]*21" office:value-type="float" office:value="28413" calcext:value-type="float">
            <text:p>2841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77]*64+[.G77]*32+[.F77]*16+[.E77]*8+[.D77]*4+[.C77]*2+[.B77];2)" office:value-type="string" office:string-value="54" calcext:value-type="string">
            <text:p>54</text:p>
          </table:table-cell>
          <table:table-cell office:value-type="float" office:value="413.3" calcext:value-type="float">
            <text:p>413.3</text:p>
          </table:table-cell>
          <table:table-cell table:formula="of:=[.J77]*21" office:value-type="float" office:value="8679.3" calcext:value-type="float">
            <text:p>8679.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DEC2HEX([.A78]*64+[.G78]*32+[.F78]*16+[.E78]*8+[.D78]*4+[.C78]*2+[.B78];2)" office:value-type="string" office:string-value="74" calcext:value-type="string">
            <text:p>74</text:p>
          </table:table-cell>
          <table:table-cell office:value-type="float" office:value="1353" calcext:value-type="float">
            <text:p>1353</text:p>
          </table:table-cell>
          <table:table-cell table:formula="of:=[.J78]*21" office:value-type="float" office:value="28413" calcext:value-type="float">
            <text:p>2841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DEC2HEX([.A79]*64+[.G79]*32+[.F79]*16+[.E79]*8+[.D79]*4+[.C79]*2+[.B79];2)" office:value-type="string" office:string-value="4C" calcext:value-type="string">
            <text:p>4C</text:p>
          </table:table-cell>
          <table:table-cell office:value-type="float" office:value="273.7" calcext:value-type="float">
            <text:p>273.7</text:p>
          </table:table-cell>
          <table:table-cell table:formula="of:=[.J79]*32" office:value-type="float" office:value="8758.4" calcext:value-type="float">
            <text:p>8758.4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80]*64+[.G80]*32+[.F80]*16+[.E80]*8+[.D80]*4+[.C80]*2+[.B80];2)" office:value-type="string" office:string-value="6C" calcext:value-type="string">
            <text:p>6C</text:p>
          </table:table-cell>
          <table:table-cell office:value-type="float" office:value="911.8" calcext:value-type="float">
            <text:p>911.8</text:p>
          </table:table-cell>
          <table:table-cell table:formula="of:=[.J80]*32" office:value-type="float" office:value="29177.6" calcext:value-type="float">
            <text:p>29177.6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81]*64+[.G81]*32+[.F81]*16+[.E81]*8+[.D81]*4+[.C81]*2+[.B81];2)" office:value-type="string" office:string-value="5C" calcext:value-type="string">
            <text:p>5C</text:p>
          </table:table-cell>
          <table:table-cell office:value-type="float" office:value="273.7" calcext:value-type="float">
            <text:p>273.7</text:p>
          </table:table-cell>
          <table:table-cell table:formula="of:=[.J81]*32" office:value-type="float" office:value="8758.4" calcext:value-type="float">
            <text:p>8758.4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DEC2HEX([.A82]*64+[.G82]*32+[.F82]*16+[.E82]*8+[.D82]*4+[.C82]*2+[.B82];2)" office:value-type="string" office:string-value="7C" calcext:value-type="string">
            <text:p>7C</text:p>
          </table:table-cell>
          <table:table-cell office:value-type="float" office:value="911.8" calcext:value-type="float">
            <text:p>911.8</text:p>
          </table:table-cell>
          <table:table-cell table:formula="of:=[.J82]*32" office:value-type="float" office:value="29177.6" calcext:value-type="float">
            <text:p>29177.6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C2HEX([.A83]*64+[.G83]*32+[.F83]*16+[.E83]*8+[.D83]*4+[.C83]*2+[.B83];2)" office:value-type="string" office:string-value="42" calcext:value-type="string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6920" calcext:value-type="float">
            <text:p>692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84]*64+[.G84]*32+[.F84]*16+[.E84]*8+[.D84]*4+[.C84]*2+[.B84];2)" office:value-type="string" office:string-value="62" calcext:value-type="string">
            <text:p>62</text:p>
          </table:table-cell>
          <table:table-cell office:value-type="string" calcext:value-type="string">
            <text:p>N/A</text:p>
          </table:table-cell>
          <table:table-cell office:value-type="float" office:value="16000" calcext:value-type="float">
            <text:p>1600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85]*64+[.G85]*32+[.F85]*16+[.E85]*8+[.D85]*4+[.C85]*2+[.B85];2)" office:value-type="string" office:string-value="52" calcext:value-type="string">
            <text:p>52</text:p>
          </table:table-cell>
          <table:table-cell office:value-type="string" calcext:value-type="string">
            <text:p>N/A</text:p>
          </table:table-cell>
          <table:table-cell office:value-type="float" office:value="6920" calcext:value-type="float">
            <text:p>692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DEC2HEX([.A86]*64+[.G86]*32+[.F86]*16+[.E86]*8+[.D86]*4+[.C86]*2+[.B86];2)" office:value-type="string" office:string-value="72" calcext:value-type="string">
            <text:p>72</text:p>
          </table:table-cell>
          <table:table-cell office:value-type="string" calcext:value-type="string">
            <text:p>N/A</text:p>
          </table:table-cell>
          <table:table-cell office:value-type="float" office:value="16000" calcext:value-type="float">
            <text:p>1600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DEC2HEX([.A87]*64+[.G87]*32+[.F87]*16+[.E87]*8+[.D87]*4+[.C87]*2+[.B87];2)" office:value-type="string" office:string-value="4A" calcext:value-type="string">
            <text:p>4A</text:p>
          </table:table-cell>
          <table:table-cell office:value-type="string" calcext:value-type="string">
            <text:p>N/A</text:p>
          </table:table-cell>
          <table:table-cell office:value-type="float" office:value="7798" calcext:value-type="float">
            <text:p>7798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88]*64+[.G88]*32+[.F88]*16+[.E88]*8+[.D88]*4+[.C88]*2+[.B88];2)" office:value-type="string" office:string-value="6A" calcext:value-type="string">
            <text:p>6A</text:p>
          </table:table-cell>
          <table:table-cell office:value-type="string" calcext:value-type="string">
            <text:p>N/A</text:p>
          </table:table-cell>
          <table:table-cell office:value-type="float" office:value="21000" calcext:value-type="float">
            <text:p>2100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89]*64+[.G89]*32+[.F89]*16+[.E89]*8+[.D89]*4+[.C89]*2+[.B89];2)" office:value-type="string" office:string-value="5A" calcext:value-type="string">
            <text:p>5A</text:p>
          </table:table-cell>
          <table:table-cell office:value-type="string" calcext:value-type="string">
            <text:p>N/A</text:p>
          </table:table-cell>
          <table:table-cell office:value-type="float" office:value="7798" calcext:value-type="float">
            <text:p>7798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DEC2HEX([.A90]*64+[.G90]*32+[.F90]*16+[.E90]*8+[.D90]*4+[.C90]*2+[.B90];2)" office:value-type="string" office:string-value="7A" calcext:value-type="string">
            <text:p>7A</text:p>
          </table:table-cell>
          <table:table-cell office:value-type="string" calcext:value-type="string">
            <text:p>N/A</text:p>
          </table:table-cell>
          <table:table-cell office:value-type="float" office:value="21000" calcext:value-type="float">
            <text:p>2100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DEC2HEX([.A91]*64+[.G91]*32+[.F91]*16+[.E91]*8+[.D91]*4+[.C91]*2+[.B91];2)" office:value-type="string" office:string-value="46" calcext:value-type="string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6920" calcext:value-type="float">
            <text:p>692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92]*64+[.G92]*32+[.F92]*16+[.E92]*8+[.D92]*4+[.C92]*2+[.B92];2)" office:value-type="string" office:string-value="66" calcext:value-type="string">
            <text:p>66</text:p>
          </table:table-cell>
          <table:table-cell office:value-type="string" calcext:value-type="string">
            <text:p>N/A</text:p>
          </table:table-cell>
          <table:table-cell office:value-type="float" office:value="16000" calcext:value-type="float">
            <text:p>1600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93]*64+[.G93]*32+[.F93]*16+[.E93]*8+[.D93]*4+[.C93]*2+[.B93];2)" office:value-type="string" office:string-value="56" calcext:value-type="string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6920" calcext:value-type="float">
            <text:p>692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DEC2HEX([.A94]*64+[.G94]*32+[.F94]*16+[.E94]*8+[.D94]*4+[.C94]*2+[.B94];2)" office:value-type="string" office:string-value="76" calcext:value-type="string">
            <text:p>76</text:p>
          </table:table-cell>
          <table:table-cell office:value-type="string" calcext:value-type="string">
            <text:p>N/A</text:p>
          </table:table-cell>
          <table:table-cell office:value-type="float" office:value="16000" calcext:value-type="float">
            <text:p>1600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DEC2HEX([.A95]*64+[.G95]*32+[.F95]*16+[.E95]*8+[.D95]*4+[.C95]*2+[.B95];2)" office:value-type="string" office:string-value="4E" calcext:value-type="string">
            <text:p>4E</text:p>
          </table:table-cell>
          <table:table-cell office:value-type="string" calcext:value-type="string">
            <text:p>N/A</text:p>
          </table:table-cell>
          <table:table-cell office:value-type="float" office:value="7798" calcext:value-type="float">
            <text:p>7798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96]*64+[.G96]*32+[.F96]*16+[.E96]*8+[.D96]*4+[.C96]*2+[.B96];2)" office:value-type="string" office:string-value="6E" calcext:value-type="string">
            <text:p>6E</text:p>
          </table:table-cell>
          <table:table-cell office:value-type="string" calcext:value-type="string">
            <text:p>N/A</text:p>
          </table:table-cell>
          <table:table-cell office:value-type="float" office:value="21000" calcext:value-type="float">
            <text:p>2100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97]*64+[.G97]*32+[.F97]*16+[.E97]*8+[.D97]*4+[.C97]*2+[.B97];2)" office:value-type="string" office:string-value="5E" calcext:value-type="string">
            <text:p>5E</text:p>
          </table:table-cell>
          <table:table-cell office:value-type="string" calcext:value-type="string">
            <text:p>N/A</text:p>
          </table:table-cell>
          <table:table-cell office:value-type="float" office:value="7798" calcext:value-type="float">
            <text:p>7798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DEC2HEX([.A98]*64+[.G98]*32+[.F98]*16+[.E98]*8+[.D98]*4+[.C98]*2+[.B98];2)" office:value-type="string" office:string-value="7E" calcext:value-type="string">
            <text:p>7E</text:p>
          </table:table-cell>
          <table:table-cell office:value-type="string" calcext:value-type="string">
            <text:p>N/A</text:p>
          </table:table-cell>
          <table:table-cell office:value-type="float" office:value="21000" calcext:value-type="float">
            <text:p>2100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DEC2HEX([.A99]*64+[.G99]*32+[.F99]*16+[.E99]*8+[.D99]*4+[.C99]*2+[.B99];2)" office:value-type="string" office:string-value="41" calcext:value-type="string">
            <text:p>41</text:p>
          </table:table-cell>
          <table:table-cell office:value-type="float" office:value="413.3" calcext:value-type="float">
            <text:p>413.3</text:p>
          </table:table-cell>
          <table:table-cell table:formula="of:=[.J99]*21" office:value-type="float" office:value="8679.3" calcext:value-type="float">
            <text:p>8679.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100]*64+[.G100]*32+[.F100]*16+[.E100]*8+[.D100]*4+[.C100]*2+[.B100];2)" office:value-type="string" office:string-value="61" calcext:value-type="string">
            <text:p>61</text:p>
          </table:table-cell>
          <table:table-cell office:value-type="float" office:value="1353" calcext:value-type="float">
            <text:p>1353</text:p>
          </table:table-cell>
          <table:table-cell table:formula="of:=[.J100]*21" office:value-type="float" office:value="28413" calcext:value-type="float">
            <text:p>2841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101]*64+[.G101]*32+[.F101]*16+[.E101]*8+[.D101]*4+[.C101]*2+[.B101];2)" office:value-type="string" office:string-value="51" calcext:value-type="string">
            <text:p>51</text:p>
          </table:table-cell>
          <table:table-cell office:value-type="float" office:value="413.3" calcext:value-type="float">
            <text:p>413.3</text:p>
          </table:table-cell>
          <table:table-cell table:formula="of:=[.J101]*21" office:value-type="float" office:value="8679.3" calcext:value-type="float">
            <text:p>8679.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DEC2HEX([.A102]*64+[.G102]*32+[.F102]*16+[.E102]*8+[.D102]*4+[.C102]*2+[.B102];2)" office:value-type="string" office:string-value="71" calcext:value-type="string">
            <text:p>71</text:p>
          </table:table-cell>
          <table:table-cell office:value-type="float" office:value="1353" calcext:value-type="float">
            <text:p>1353</text:p>
          </table:table-cell>
          <table:table-cell table:formula="of:=[.J102]*21" office:value-type="float" office:value="28413" calcext:value-type="float">
            <text:p>2841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DEC2HEX([.A103]*64+[.G103]*32+[.F103]*16+[.E103]*8+[.D103]*4+[.C103]*2+[.B103];2)" office:value-type="string" office:string-value="49" calcext:value-type="string">
            <text:p>49</text:p>
          </table:table-cell>
          <table:table-cell office:value-type="float" office:value="273.7" calcext:value-type="float">
            <text:p>273.7</text:p>
          </table:table-cell>
          <table:table-cell table:formula="of:=[.J103]*32" office:value-type="float" office:value="8758.4" calcext:value-type="float">
            <text:p>8758.4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104]*64+[.G104]*32+[.F104]*16+[.E104]*8+[.D104]*4+[.C104]*2+[.B104];2)" office:value-type="string" office:string-value="69" calcext:value-type="string">
            <text:p>69</text:p>
          </table:table-cell>
          <table:table-cell office:value-type="float" office:value="911.8" calcext:value-type="float">
            <text:p>911.8</text:p>
          </table:table-cell>
          <table:table-cell table:formula="of:=[.J104]*32" office:value-type="float" office:value="29177.6" calcext:value-type="float">
            <text:p>29177.6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105]*64+[.G105]*32+[.F105]*16+[.E105]*8+[.D105]*4+[.C105]*2+[.B105];2)" office:value-type="string" office:string-value="59" calcext:value-type="string">
            <text:p>59</text:p>
          </table:table-cell>
          <table:table-cell office:value-type="float" office:value="273.7" calcext:value-type="float">
            <text:p>273.7</text:p>
          </table:table-cell>
          <table:table-cell table:formula="of:=[.J105]*32" office:value-type="float" office:value="8758.4" calcext:value-type="float">
            <text:p>8758.4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DEC2HEX([.A106]*64+[.G106]*32+[.F106]*16+[.E106]*8+[.D106]*4+[.C106]*2+[.B106];2)" office:value-type="string" office:string-value="79" calcext:value-type="string">
            <text:p>79</text:p>
          </table:table-cell>
          <table:table-cell office:value-type="float" office:value="911.8" calcext:value-type="float">
            <text:p>911.8</text:p>
          </table:table-cell>
          <table:table-cell table:formula="of:=[.J106]*32" office:value-type="float" office:value="29177.6" calcext:value-type="float">
            <text:p>29177.6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DEC2HEX([.A107]*64+[.G107]*32+[.F107]*16+[.E107]*8+[.D107]*4+[.C107]*2+[.B107];2)" office:value-type="string" office:string-value="45" calcext:value-type="string">
            <text:p>45</text:p>
          </table:table-cell>
          <table:table-cell office:value-type="float" office:value="413.3" calcext:value-type="float">
            <text:p>413.3</text:p>
          </table:table-cell>
          <table:table-cell table:formula="of:=[.J107]*21" office:value-type="float" office:value="8679.3" calcext:value-type="float">
            <text:p>8679.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108]*64+[.G108]*32+[.F108]*16+[.E108]*8+[.D108]*4+[.C108]*2+[.B108];2)" office:value-type="string" office:string-value="65" calcext:value-type="string">
            <text:p>65</text:p>
          </table:table-cell>
          <table:table-cell office:value-type="float" office:value="1353" calcext:value-type="float">
            <text:p>1353</text:p>
          </table:table-cell>
          <table:table-cell table:formula="of:=[.J108]*21" office:value-type="float" office:value="28413" calcext:value-type="float">
            <text:p>2841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109]*64+[.G109]*32+[.F109]*16+[.E109]*8+[.D109]*4+[.C109]*2+[.B109];2)" office:value-type="string" office:string-value="55" calcext:value-type="string">
            <text:p>55</text:p>
          </table:table-cell>
          <table:table-cell office:value-type="float" office:value="413.3" calcext:value-type="float">
            <text:p>413.3</text:p>
          </table:table-cell>
          <table:table-cell table:formula="of:=[.J109]*21" office:value-type="float" office:value="8679.3" calcext:value-type="float">
            <text:p>8679.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DEC2HEX([.A110]*64+[.G110]*32+[.F110]*16+[.E110]*8+[.D110]*4+[.C110]*2+[.B110];2)" office:value-type="string" office:string-value="75" calcext:value-type="string">
            <text:p>75</text:p>
          </table:table-cell>
          <table:table-cell office:value-type="float" office:value="1353" calcext:value-type="float">
            <text:p>1353</text:p>
          </table:table-cell>
          <table:table-cell table:formula="of:=[.J110]*21" office:value-type="float" office:value="28413" calcext:value-type="float">
            <text:p>28413</text:p>
          </table:table-cell>
          <table:table-cell office:value-type="percentage" office:value="0.9735" calcext:value-type="percentage">
            <text:p>97.35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DEC2HEX([.A111]*64+[.G111]*32+[.F111]*16+[.E111]*8+[.D111]*4+[.C111]*2+[.B111];2)" office:value-type="string" office:string-value="4D" calcext:value-type="string">
            <text:p>4D</text:p>
          </table:table-cell>
          <table:table-cell office:value-type="float" office:value="273.7" calcext:value-type="float">
            <text:p>273.7</text:p>
          </table:table-cell>
          <table:table-cell table:formula="of:=[.J111]*32" office:value-type="float" office:value="8758.4" calcext:value-type="float">
            <text:p>8758.4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112]*64+[.G112]*32+[.F112]*16+[.E112]*8+[.D112]*4+[.C112]*2+[.B112];2)" office:value-type="string" office:string-value="6D" calcext:value-type="string">
            <text:p>6D</text:p>
          </table:table-cell>
          <table:table-cell office:value-type="float" office:value="911.8" calcext:value-type="float">
            <text:p>911.8</text:p>
          </table:table-cell>
          <table:table-cell table:formula="of:=[.J112]*32" office:value-type="float" office:value="29177.6" calcext:value-type="float">
            <text:p>29177.6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113]*64+[.G113]*32+[.F113]*16+[.E113]*8+[.D113]*4+[.C113]*2+[.B113];2)" office:value-type="string" office:string-value="5D" calcext:value-type="string">
            <text:p>5D</text:p>
          </table:table-cell>
          <table:table-cell office:value-type="float" office:value="273.7" calcext:value-type="float">
            <text:p>273.7</text:p>
          </table:table-cell>
          <table:table-cell table:formula="of:=[.J113]*32" office:value-type="float" office:value="8758.4" calcext:value-type="float">
            <text:p>8758.4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DEC2HEX([.A114]*64+[.G114]*32+[.F114]*16+[.E114]*8+[.D114]*4+[.C114]*2+[.B114];2)" office:value-type="string" office:string-value="7D" calcext:value-type="string">
            <text:p>7D</text:p>
          </table:table-cell>
          <table:table-cell office:value-type="float" office:value="911.8" calcext:value-type="float">
            <text:p>911.8</text:p>
          </table:table-cell>
          <table:table-cell table:formula="of:=[.J114]*32" office:value-type="float" office:value="29177.6" calcext:value-type="float">
            <text:p>29177.6</text:p>
          </table:table-cell>
          <table:table-cell office:value-type="percentage" office:value="0.9825" calcext:value-type="percentage">
            <text:p>98.25%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C2HEX([.A115]*64+[.G115]*32+[.F115]*16+[.E115]*8+[.D115]*4+[.C115]*2+[.B115];2)" office:value-type="string" office:string-value="43" calcext:value-type="string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6920" calcext:value-type="float">
            <text:p>692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116]*64+[.G116]*32+[.F116]*16+[.E116]*8+[.D116]*4+[.C116]*2+[.B116];2)" office:value-type="string" office:string-value="63" calcext:value-type="string">
            <text:p>63</text:p>
          </table:table-cell>
          <table:table-cell office:value-type="string" calcext:value-type="string">
            <text:p>N/A</text:p>
          </table:table-cell>
          <table:table-cell office:value-type="float" office:value="16000" calcext:value-type="float">
            <text:p>1600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117]*64+[.G117]*32+[.F117]*16+[.E117]*8+[.D117]*4+[.C117]*2+[.B117];2)" office:value-type="string" office:string-value="53" calcext:value-type="string">
            <text:p>53</text:p>
          </table:table-cell>
          <table:table-cell office:value-type="string" calcext:value-type="string">
            <text:p>N/A</text:p>
          </table:table-cell>
          <table:table-cell office:value-type="float" office:value="6920" calcext:value-type="float">
            <text:p>692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DEC2HEX([.A118]*64+[.G118]*32+[.F118]*16+[.E118]*8+[.D118]*4+[.C118]*2+[.B118];2)" office:value-type="string" office:string-value="73" calcext:value-type="string">
            <text:p>73</text:p>
          </table:table-cell>
          <table:table-cell office:value-type="string" calcext:value-type="string">
            <text:p>N/A</text:p>
          </table:table-cell>
          <table:table-cell office:value-type="float" office:value="16000" calcext:value-type="float">
            <text:p>1600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DEC2HEX([.A119]*64+[.G119]*32+[.F119]*16+[.E119]*8+[.D119]*4+[.C119]*2+[.B119];2)" office:value-type="string" office:string-value="4B" calcext:value-type="string">
            <text:p>4B</text:p>
          </table:table-cell>
          <table:table-cell office:value-type="string" calcext:value-type="string">
            <text:p>N/A</text:p>
          </table:table-cell>
          <table:table-cell office:value-type="float" office:value="7798" calcext:value-type="float">
            <text:p>7798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120]*64+[.G120]*32+[.F120]*16+[.E120]*8+[.D120]*4+[.C120]*2+[.B120];2)" office:value-type="string" office:string-value="6B" calcext:value-type="string">
            <text:p>6B</text:p>
          </table:table-cell>
          <table:table-cell office:value-type="string" calcext:value-type="string">
            <text:p>N/A</text:p>
          </table:table-cell>
          <table:table-cell office:value-type="float" office:value="21000" calcext:value-type="float">
            <text:p>2100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121]*64+[.G121]*32+[.F121]*16+[.E121]*8+[.D121]*4+[.C121]*2+[.B121];2)" office:value-type="string" office:string-value="5B" calcext:value-type="string">
            <text:p>5B</text:p>
          </table:table-cell>
          <table:table-cell office:value-type="string" calcext:value-type="string">
            <text:p>N/A</text:p>
          </table:table-cell>
          <table:table-cell office:value-type="float" office:value="7798" calcext:value-type="float">
            <text:p>7798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DEC2HEX([.A122]*64+[.G122]*32+[.F122]*16+[.E122]*8+[.D122]*4+[.C122]*2+[.B122];2)" office:value-type="string" office:string-value="7B" calcext:value-type="string">
            <text:p>7B</text:p>
          </table:table-cell>
          <table:table-cell office:value-type="string" calcext:value-type="string">
            <text:p>N/A</text:p>
          </table:table-cell>
          <table:table-cell office:value-type="float" office:value="21000" calcext:value-type="float">
            <text:p>2100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DEC2HEX([.A123]*64+[.G123]*32+[.F123]*16+[.E123]*8+[.D123]*4+[.C123]*2+[.B123];2)" office:value-type="string" office:string-value="47" calcext:value-type="string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6920" calcext:value-type="float">
            <text:p>692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124]*64+[.G124]*32+[.F124]*16+[.E124]*8+[.D124]*4+[.C124]*2+[.B124];2)" office:value-type="string" office:string-value="67" calcext:value-type="string">
            <text:p>67</text:p>
          </table:table-cell>
          <table:table-cell office:value-type="string" calcext:value-type="string">
            <text:p>N/A</text:p>
          </table:table-cell>
          <table:table-cell office:value-type="float" office:value="16000" calcext:value-type="float">
            <text:p>1600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125]*64+[.G125]*32+[.F125]*16+[.E125]*8+[.D125]*4+[.C125]*2+[.B125];2)" office:value-type="string" office:string-value="57" calcext:value-type="string">
            <text:p>57</text:p>
          </table:table-cell>
          <table:table-cell office:value-type="string" calcext:value-type="string">
            <text:p>N/A</text:p>
          </table:table-cell>
          <table:table-cell office:value-type="float" office:value="6920" calcext:value-type="float">
            <text:p>692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DEC2HEX([.A126]*64+[.G126]*32+[.F126]*16+[.E126]*8+[.D126]*4+[.C126]*2+[.B126];2)" office:value-type="string" office:string-value="77" calcext:value-type="string">
            <text:p>77</text:p>
          </table:table-cell>
          <table:table-cell office:value-type="string" calcext:value-type="string">
            <text:p>N/A</text:p>
          </table:table-cell>
          <table:table-cell office:value-type="float" office:value="16000" calcext:value-type="float">
            <text:p>1600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DEC2HEX([.A127]*64+[.G127]*32+[.F127]*16+[.E127]*8+[.D127]*4+[.C127]*2+[.B127];2)" office:value-type="string" office:string-value="4F" calcext:value-type="string">
            <text:p>4F</text:p>
          </table:table-cell>
          <table:table-cell office:value-type="string" calcext:value-type="string">
            <text:p>N/A</text:p>
          </table:table-cell>
          <table:table-cell office:value-type="float" office:value="7798" calcext:value-type="float">
            <text:p>7798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A128]*64+[.G128]*32+[.F128]*16+[.E128]*8+[.D128]*4+[.C128]*2+[.B128];2)" office:value-type="string" office:string-value="6F" calcext:value-type="string">
            <text:p>6F</text:p>
          </table:table-cell>
          <table:table-cell office:value-type="string" calcext:value-type="string">
            <text:p>N/A</text:p>
          </table:table-cell>
          <table:table-cell office:value-type="float" office:value="21000" calcext:value-type="float">
            <text:p>2100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A129]*64+[.G129]*32+[.F129]*16+[.E129]*8+[.D129]*4+[.C129]*2+[.B129];2)" office:value-type="string" office:string-value="5F" calcext:value-type="string">
            <text:p>5F</text:p>
          </table:table-cell>
          <table:table-cell office:value-type="string" calcext:value-type="string">
            <text:p>N/A</text:p>
          </table:table-cell>
          <table:table-cell office:value-type="float" office:value="7798" calcext:value-type="float">
            <text:p>7798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/>
          <table:table-cell table:formula="of:=DEC2HEX([.A130]*64+[.G130]*32+[.F130]*16+[.E130]*8+[.D130]*4+[.C130]*2+[.B130];2)" office:value-type="string" office:string-value="7F" calcext:value-type="string">
            <text:p>7F</text:p>
          </table:table-cell>
          <table:table-cell office:value-type="string" calcext:value-type="string">
            <text:p>N/A</text:p>
          </table:table-cell>
          <table:table-cell office:value-type="float" office:value="21000" calcext:value-type="float">
            <text:p>21000</text:p>
          </table:table-cell>
          <table:table-cell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5"/>
        </table:table-row>
        <table:table-row table:style-name="ro1">
          <table:table-cell table:style-name="ce4" table:number-columns-repeated="8"/>
          <table:table-cell table:number-columns-repeated="2"/>
          <table:table-cell table:style-name="ce4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10:03:08.617574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09:38:15.985194344</meta:creation-date>
    <dc:date>2021-02-25T10:13:26.164085817</dc:date>
    <meta:editing-duration>PT51M49S</meta:editing-duration>
    <meta:editing-cycles>23</meta:editing-cycles>
    <meta:generator>LibreOffice/7.1.0.3$Linux_X86_64 LibreOffice_project/10$Build-3</meta:generator>
    <meta:document-statistic meta:table-count="1" meta:cell-count="1428" meta:object-count="0"/>
  </office:meta>
</office:document-meta>
</file>